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09F0000006BA0ECF143F8A2B8CA.png" manifest:media-type="image/png"/>
  <manifest:file-entry manifest:full-path="Pictures/100024B50000108B00000B1E88C5B46C41B92568.svg" manifest:media-type="image/svg+xml"/>
  <manifest:file-entry manifest:full-path="Pictures/10000201000000A00000006C388B2088D693F9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2" svg:font-family="'Noto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2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7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2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  <style:paragraph-properties style:writing-mode="lr-tb"/>
    </style:style>
    <style:style style:name="gr93" style:family="graphic" style:parent-style-name="standard">
      <style:graphic-properties draw:stroke="none" draw:fill="none" draw:textarea-vertical-align="middle" fo:min-height="0.767cm" fo:padding-top="0cm" fo:padding-bottom="0cm" fo:padding-left="0cm" fo:padding-right="0cm"/>
      <style:paragraph-properties style:writing-mode="lr-tb"/>
    </style:style>
    <style:style style:name="gr94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5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169cm" fo:min-width="0.396cm" fo:padding-top="0.05cm" fo:padding-bottom="0.1cm" fo:padding-left="0cm" fo:padding-right="0cm"/>
      <style:paragraph-properties style:writing-mode="lr-tb"/>
    </style:style>
    <style:style style:name="gr96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7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98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99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1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2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03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0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69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0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1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8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2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4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14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1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4.089cm" fo:padding-top="0.1cm" fo:padding-bottom="0.1cm" fo:padding-left="0.267cm" fo:padding-right="0.267cm"/>
      <style:paragraph-properties style:writing-mode="lr-tb"/>
    </style:style>
    <style:style style:name="gr152" style:family="graphic" style:parent-style-name="standard" style:list-style-name="L1">
      <style:graphic-properties draw:fill-color="#add8e6" draw:textarea-horizontal-align="justify" draw:textarea-vertical-align="middle" draw:auto-grow-height="false" fo:min-height="1.14cm" fo:min-width="2.742cm" fo:wrap-option="no-wrap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176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177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7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86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87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1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1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5" style:family="paragraph">
      <style:paragraph-properties fo:text-align="center"/>
    </style:style>
    <style:style style:name="P26" style:family="paragraph">
      <loext:graphic-properties draw:fill-color="#add8e6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="none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add8e6"/>
      <style:paragraph-properties fo:text-align="center"/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0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31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/>
      <style:text-properties style:font-name="Noto Sans1"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-color="#add8e6"/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none" draw:fill-color="#ffffff"/>
      <style:text-properties fo:color="#c5000b" fo:font-size="11pt" fo:font-weight="bold" style:font-size-asian="11pt" style:font-weight-asian="bold" style:font-size-complex="11pt" style:font-weight-complex="bold"/>
    </style:style>
    <style:style style:name="P38" style:family="paragraph">
      <loext:graphic-properties draw:fill="none" draw:fill-color="#ffffff"/>
      <style:text-properties fo:color="#3465a4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style:text-outline="false" style:text-line-through-style="none" style:text-line-through-type="none" style:text-position="-33% 58%" style:font-name="Arial1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/>
    </style:style>
    <style:style style:name="T11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style:text-position="33% 58%" style:font-name="Noto Sans2" fo:font-size="12pt" style:font-name-asian="Noto Sans2" style:font-size-asian="12pt" style:font-name-complex="Noto Sans2" style:font-size-complex="12pt"/>
    </style:style>
    <style:style style:name="T17" style:family="text">
      <style:text-properties style:font-name="Noto Sans2" fo:font-size="12pt" style:font-name-asian="Noto Sans2" style:font-size-asian="12pt" style:font-name-complex="Noto Sans2" style:font-size-complex="12pt"/>
    </style:style>
    <style:style style:name="T18" style:family="text">
      <style:text-properties style:font-name="Noto Sans2" fo:font-size="11pt" style:font-name-asian="Noto Sans2" style:font-size-asian="11pt" style:font-name-complex="Noto Sans2" style:font-size-complex="11pt"/>
    </style:style>
    <style:style style:name="T19" style:family="text">
      <style:text-properties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0" style:family="text">
      <style:text-properties style:text-position="-33% 58%"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1" style:family="text">
      <style:text-properties style:font-name="Noto Sans2" fo:font-size="16pt" fo:font-weight="bold" style:font-name-asian="Noto Sans2" style:font-size-asian="16pt" style:font-weight-asian="bold" style:font-name-complex="Noto Sans2" style:font-size-complex="16pt" style:font-weight-complex="bold"/>
    </style:style>
    <style:style style:name="T22" style:family="text"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style:text-position="-33%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808080" style:text-outline="false" style:text-line-through-style="none" style:text-line-through-type="none" style:text-position="0% 100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text-position="33% 58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-33% 58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Noto Sans2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2" style:font-size-asian="10pt" style:language-asian="zh" style:country-asian="CN" style:font-style-asian="normal" style:font-weight-asian="normal" style:font-name-complex="Noto Sans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font-name="Noto Sans1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33% 58%" style:font-name="Arial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fo:color="#c5000b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fo:color="#c5000b" style:text-position="-33% 58%" fo:font-size="11pt" fo:font-weight="bold" style:font-size-asian="11pt" style:font-weight-asian="bold" style:font-size-complex="11pt" style:font-weight-complex="bold"/>
    </style:style>
    <style:style style:name="T37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38" style:family="text">
      <style:text-properties fo:color="#3465a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9" style:family="text">
      <style:text-properties fo:color="#3465a4" style:text-position="-33% 58%" fo:font-size="11pt" fo:font-weight="bold" style:font-size-asian="11pt" style:font-weight-asian="bold" style:font-size-complex="11pt" style:font-weight-complex="bold"/>
    </style:style>
    <style:style style:name="T40" style:family="text">
      <style:text-properties fo:color="#3465a4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8.723cm" svg:y1="3.224cm" svg:x2="8cm" svg:y2="3.224cm">
            <text:p/>
          </draw:line>
          <draw:polyline draw:style-name="gr79" draw:text-style-name="P20" draw:layer="layout" svg:width="1.522cm" svg:height="1.452cm" svg:x="6.796cm" svg:y="3.17cm" svg:viewBox="0 0 1523 1453" draw:points="1523,0 1523,1453 0,1453">
            <text:p/>
          </draw:polyline>
          <draw:polyline draw:style-name="gr78" draw:text-style-name="P20" draw:layer="layout" svg:width="0.384cm" svg:height="1.036cm" svg:x="3.637cm" svg:y="3.586cm" svg:viewBox="0 0 385 1037" draw:points="0,0 0,1037 0,1036 76,1036 74,1037 385,1037">
            <text:p/>
          </draw:polyline>
          <draw:line draw:style-name="gr80" draw:text-style-name="P21" draw:layer="layout" svg:x1="6.425cm" svg:y1="4.146cm" svg:x2="6.425cm" svg:y2="4.009cm">
            <text:p/>
          </draw:line>
          <draw:line draw:style-name="gr81" draw:text-style-name="P20" draw:layer="layout" svg:x1="6.425cm" svg:y1="4.579cm" svg:x2="6.425cm" svg:y2="3.602cm">
            <text:p/>
          </draw:line>
          <draw:line draw:style-name="gr81" draw:text-style-name="P20" draw:layer="layout" svg:x1="8.164cm" svg:y1="4.623cm" svg:x2="7.912cm" svg:y2="4.623cm">
            <text:p/>
          </draw:line>
          <draw:ellipse draw:style-name="gr82" draw:text-style-name="P22" draw:layer="layout" svg:width="0.132cm" svg:height="0.13cm" svg:x="6.359cm" svg:y="4.558cm">
            <text:p/>
          </draw:ellipse>
          <draw:g>
            <draw:rect draw:style-name="gr83" draw:text-style-name="P19" draw:layer="layout" svg:width="0.754cm" svg:height="0.811cm" svg:x="7.158cm" svg:y="4.202cm">
              <text:p text:style-name="P8"><text:span text:style-name="T6">z</text:span><text:span text:style-name="T7"> -1</text:span></text:p>
            </draw:rect>
          </draw:g>
          <draw:g>
            <draw:rect draw:style-name="gr84" draw:text-style-name="P19" draw:layer="layout" svg:width="0.753cm" svg:height="0.811cm" svg:x="4.022cm" svg:y="4.202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636cm" svg:y1="4.146cm" svg:x2="3.636cm" svg:y2="4.009cm">
            <text:p/>
          </draw:line>
          <draw:frame draw:style-name="gr85" draw:text-style-name="P24" draw:layer="layout" svg:width="0.7cm" svg:height="0.518cm" svg:x="2.8cm" svg:y="3.724cm">
            <draw:text-box>
              <text:p text:style-name="P23"><text:span text:style-name="T13">-a</text:span><text:span text:style-name="T14">N</text:span></text:p>
            </draw:text-box>
          </draw:frame>
          <draw:frame draw:style-name="gr86" draw:text-style-name="P24" draw:layer="layout" svg:width="0.718cm" svg:height="0.52cm" svg:x="6.448cm" svg:y="3.722cm">
            <draw:text-box>
              <text:p text:style-name="P23"><text:span text:style-name="T13">-a</text:span><text:span text:style-name="T15">1</text:span></text:p>
            </draw:text-box>
          </draw:frame>
          <draw:line draw:style-name="gr79" draw:text-style-name="P20" draw:layer="layout" svg:x1="2.7cm" svg:y1="1.724cm" svg:x2="3.549cm" svg:y2="1.724cm">
            <text:p/>
          </draw:line>
          <draw:polyline draw:style-name="gr78" draw:text-style-name="P20" draw:layer="layout" svg:width="1.399cm" svg:height="1.142cm" svg:x="5.6cm" svg:y="1.719cm" svg:viewBox="0 0 1400 1143" draw:points="1400,1143 1400,0 1400,0 0,0">
            <text:p/>
          </draw:polyline>
          <draw:line draw:style-name="gr78" draw:text-style-name="P20" draw:layer="layout" svg:x1="5.1cm" svg:y1="1.725cm" svg:x2="3.805cm" svg:y2="1.725cm">
            <text:p/>
          </draw:line>
          <draw:ellipse draw:style-name="gr87" draw:text-style-name="P22" draw:layer="layout" svg:width="0.131cm" svg:height="0.126cm" svg:x="3.567cm" svg:y="1.667cm">
            <text:p/>
          </draw:ellipse>
          <draw:line draw:style-name="gr78" draw:text-style-name="P20" draw:layer="layout" svg:x1="3.638cm" svg:y1="2.886cm" svg:x2="3.638cm" svg:y2="1.724cm">
            <text:p/>
          </draw:line>
          <draw:line draw:style-name="gr81" draw:text-style-name="P20" draw:layer="layout" svg:x1="5.765cm" svg:y1="1.735cm" svg:x2="5.967cm" svg:y2="1.735cm">
            <text:p/>
          </draw:line>
          <draw:g>
            <draw:rect draw:style-name="gr88" draw:text-style-name="P19" draw:layer="layout" svg:width="0.754cm" svg:height="0.811cm" svg:x="5.959cm" svg:y="1.303cm">
              <text:p text:style-name="P8"><text:span text:style-name="T6">z</text:span><text:span text:style-name="T7"> -1</text:span></text:p>
            </draw:rect>
          </draw:g>
          <draw:g>
            <draw:rect draw:style-name="gr89" draw:text-style-name="P19" draw:layer="layout" svg:width="0.753cm" svg:height="0.811cm" svg:x="4.023cm" svg:y="1.303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389cm" svg:y1="1.724cm" svg:x2="4.034cm" svg:y2="1.724cm">
            <text:p/>
          </draw:line>
          <draw:line draw:style-name="gr80" draw:text-style-name="P21" draw:layer="layout" svg:x1="7cm" svg:y1="2.054cm" svg:x2="7cm" svg:y2="2.438cm">
            <text:p/>
          </draw:line>
          <draw:frame draw:style-name="gr90" draw:text-style-name="P24" draw:layer="layout" svg:width="0.556cm" svg:height="0.719cm" svg:x="2.981cm" svg:y="1.959cm">
            <draw:text-box>
              <text:p text:style-name="P23"><text:span text:style-name="T13">b</text:span><text:span text:style-name="T15">0</text:span></text:p>
            </draw:text-box>
          </draw:frame>
          <draw:frame draw:style-name="gr91" draw:text-style-name="P24" draw:layer="layout" svg:width="0.642cm" svg:height="0.719cm" svg:x="7.129cm" svg:y="1.944cm">
            <draw:text-box>
              <text:p text:style-name="P23"><text:span text:style-name="T13">b</text:span><text:span text:style-name="T14">N</text:span></text:p>
            </draw:text-box>
          </draw:frame>
          <draw:line draw:style-name="gr80" draw:text-style-name="P21" draw:layer="layout" svg:x1="3.638cm" svg:y1="2.067cm" svg:x2="3.638cm" svg:y2="2.451cm">
            <text:p/>
          </draw:line>
          <draw:line draw:style-name="gr79" draw:text-style-name="P20" draw:layer="layout" svg:x1="7cm" svg:y1="4.623cm" svg:x2="5.715cm" svg:y2="4.623cm">
            <text:p/>
          </draw:line>
          <draw:ellipse draw:style-name="gr82" draw:text-style-name="P22" draw:layer="layout" svg:width="0.132cm" svg:height="0.13cm" svg:x="8.26cm" svg:y="3.159cm">
            <text:p/>
          </draw:ellipse>
          <draw:custom-shape draw:style-name="gr92" draw:text-style-name="P26" draw:layer="layout" svg:width="3.838cm" svg:height="0.724cm" svg:x="3.262cm" svg:y="2.862cm">
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7" draw:layer="layout" svg:width="0.294cm" svg:height="0.767cm" svg:x="4.106cm" svg:y="2.815cm">
            <draw:text-box>
              <text:p><text:span text:style-name="T21">Σ</text:span></text:p>
            </draw:text-box>
          </draw:frame>
          <draw:line draw:style-name="gr94" draw:text-style-name="P28" draw:layer="layout" svg:x1="5.044cm" svg:y1="1.714cm" svg:x2="5.544cm" svg:y2="1.714cm">
            <text:p/>
          </draw:line>
          <draw:custom-shape draw:style-name="gr95" draw:text-style-name="P29" draw:layer="layout" svg:width="0.79cm" svg:height="0.637cm" svg:x="7.41cm" svg:y="2.906cm">
            <text:p text:style-name="P25"><text:span text:style-name="T22">Q</text:span><text:span text:style-name="T23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416cm" svg:y1="3.224cm" svg:x2="7.1cm" svg:y2="3.224cm">
            <text:p/>
          </draw:line>
          <draw:line draw:style-name="gr79" draw:text-style-name="P20" draw:layer="layout" svg:x1="5.1cm" svg:y1="4.623cm" svg:x2="4.753cm" svg:y2="4.623cm">
            <text:p/>
          </draw:line>
          <draw:line draw:style-name="gr78" draw:text-style-name="P20" draw:layer="layout" svg:x1="5.325cm" svg:y1="2.879cm" svg:x2="5.325cm" svg:y2="2.5cm">
            <text:p/>
          </draw:line>
          <draw:line draw:style-name="gr94" draw:text-style-name="P28" draw:layer="layout" svg:x1="5.178cm" svg:y1="4.625cm" svg:x2="5.678cm" svg:y2="4.625cm">
            <text:p/>
          </draw:line>
          <draw:line draw:style-name="gr79" draw:text-style-name="P20" draw:layer="layout" svg:x1="5.325cm" svg:y1="4cm" svg:x2="5.325cm" svg:y2="3.61cm">
            <text:p/>
          </draw:line>
          <draw:custom-shape draw:style-name="gr95" draw:text-style-name="P29" draw:layer="layout" svg:width="0.79cm" svg:height="0.637cm" svg:x="2.489cm" svg:y="1.403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2cm" svg:y1="1.724cm" svg:x2="2.543cm" svg:y2="1.724cm">
            <text:p/>
          </draw:line>
          <draw:line draw:style-name="gr96" draw:text-style-name="P20" draw:layer="layout" svg:x1="5.325cm" svg:y1="4.308cm" svg:x2="5.325cm" svg:y2="3.918cm">
            <text:p/>
          </draw:line>
          <draw:line draw:style-name="gr96" draw:text-style-name="P20" draw:layer="layout" svg:x1="5.325cm" svg:y1="2.608cm" svg:x2="5.325cm" svg:y2="2.218cm">
            <text:p/>
          </draw:lin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7" draw:text-style-name="P21" draw:layer="layout" svg:x1="17.378cm" svg:y1="11.158cm" svg:x2="16.543cm" svg:y2="11.158cm">
              <text:p/>
            </draw:line>
            <draw:line draw:style-name="gr98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99" draw:text-style-name="P24" draw:layer="layout" svg:width="0.936cm" svg:height="0.684cm" svg:x="11.357cm" svg:y="9.132cm">
              <draw:text-box>
  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0" draw:text-style-name="P24" draw:layer="layout" svg:width="0.934cm" svg:height="0.683cm" svg:x="16.806cm" svg:y="10.445cm">
              <draw:text-box>
  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1" draw:text-style-name="P20" draw:layer="layout" svg:x1="14.072cm" svg:y1="10.898cm" svg:x2="14.072cm" svg:y2="9.762cm">
              <text:p/>
            </draw:line>
            <draw:line draw:style-name="gr102" draw:text-style-name="P21" draw:layer="layout" svg:x1="11.782cm" svg:y1="12.269cm" svg:x2="11.782cm" svg:y2="11.899cm">
              <text:p/>
            </draw:line>
            <draw:polyline draw:style-name="gr103" draw:text-style-name="P30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1" draw:text-style-name="P20" draw:layer="layout" svg:x1="16.991cm" svg:y1="11.158cm" svg:x2="16.79cm" svg:y2="11.158cm">
              <text:p/>
            </draw:line>
            <draw:line draw:style-name="gr101" draw:text-style-name="P20" draw:layer="layout" svg:x1="14.68cm" svg:y1="11.158cm" svg:x2="14.479cm" svg:y2="11.158cm">
              <text:p/>
            </draw:line>
            <draw:line draw:style-name="gr101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04" draw:text-style-name="P18" draw:layer="layout" svg:width="0.537cm" svg:height="0.537cm" svg:x="11.505cm" svg:y="10.899cm">
                <text:p/>
              </draw:circle>
              <draw:line draw:style-name="gr105" draw:text-style-name="P18" draw:layer="layout" svg:x1="11.915cm" svg:y1="11.168cm" svg:x2="11.63cm" svg:y2="11.168cm">
                <text:p/>
              </draw:line>
              <draw:line draw:style-name="gr106" draw:text-style-name="P18" draw:layer="layout" svg:x1="11.774cm" svg:y1="11.024cm" svg:x2="11.774cm" svg:y2="11.309cm">
                <text:p/>
              </draw:line>
            </draw:g>
            <draw:g>
              <draw:rect draw:style-name="gr107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08" draw:text-style-name="P18" draw:layer="layout" svg:width="0.537cm" svg:height="0.537cm" svg:x="13.806cm" svg:y="10.9cm">
                <text:p/>
              </draw:circle>
              <draw:line draw:style-name="gr109" draw:text-style-name="P18" draw:layer="layout" svg:x1="14.216cm" svg:y1="11.169cm" svg:x2="13.931cm" svg:y2="11.169cm">
                <text:p/>
              </draw:line>
              <draw:line draw:style-name="gr110" draw:text-style-name="P18" draw:layer="layout" svg:x1="14.075cm" svg:y1="11.025cm" svg:x2="14.075cm" svg:y2="11.31cm">
                <text:p/>
              </draw:line>
            </draw:g>
            <draw:g>
              <draw:circle draw:style-name="gr111" draw:text-style-name="P18" draw:layer="layout" svg:width="0.537cm" svg:height="0.537cm" svg:x="16.107cm" svg:y="10.901cm">
                <text:p/>
              </draw:circle>
              <draw:line draw:style-name="gr112" draw:text-style-name="P18" draw:layer="layout" svg:x1="16.517cm" svg:y1="11.17cm" svg:x2="16.232cm" svg:y2="11.17cm">
                <text:p/>
              </draw:line>
              <draw:line draw:style-name="gr113" draw:text-style-name="P18" draw:layer="layout" svg:x1="16.376cm" svg:y1="11.026cm" svg:x2="16.376cm" svg:y2="11.311cm">
                <text:p/>
              </draw:line>
            </draw:g>
            <draw:g>
              <draw:rect draw:style-name="gr114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5" draw:text-style-name="P24" draw:layer="layout" svg:width="0.514cm" svg:height="0.518cm" svg:x="12.023cm" svg:y="11.773cm">
              <draw:text-box>
                <text:p text:style-name="P23"><text:span text:style-name="T13">-a</text:span><text:span text:style-name="T15">2</text:span></text:p>
              </draw:text-box>
            </draw:frame>
            <draw:frame draw:style-name="gr115" draw:text-style-name="P24" draw:layer="layout" svg:width="0.514cm" svg:height="0.518cm" svg:x="14.283cm" svg:y="11.773cm">
              <draw:text-box>
                <text:p text:style-name="P23"><text:span text:style-name="T13">-a</text:span><text:span text:style-name="T15">1</text:span></text:p>
              </draw:text-box>
            </draw:frame>
            <draw:frame draw:style-name="gr116" draw:text-style-name="P24" draw:layer="layout" svg:width="0.647cm" svg:height="0.518cm" svg:x="15.642cm" svg:y="10.017cm">
              <draw:text-box>
                <text:p text:style-name="P23"><text:span text:style-name="T13">b</text:span><text:span text:style-name="T15">0</text:span></text:p>
              </draw:text-box>
            </draw:frame>
            <draw:frame draw:style-name="gr117" draw:text-style-name="P24" draw:layer="layout" svg:width="0.45cm" svg:height="0.569cm" svg:x="14.3cm" svg:y="9.991cm">
              <draw:text-box>
                <text:p text:style-name="P23"><text:span text:style-name="T13">b</text:span><text:span text:style-name="T15">1</text:span></text:p>
              </draw:text-box>
            </draw:frame>
            <draw:frame draw:style-name="gr118" draw:text-style-name="P24" draw:layer="layout" svg:width="0.374cm" svg:height="0.518cm" svg:x="12.052cm" svg:y="10.017cm">
              <draw:text-box>
                <text:p text:style-name="P23"><text:span text:style-name="T13">b</text:span><text:span text:style-name="T15">2</text:span></text:p>
              </draw:text-box>
            </draw:frame>
          </draw:g>
          <draw:g>
            <draw:rect draw:style-name="gr119" draw:text-style-name="P31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1" draw:text-style-name="P20" draw:layer="layout" svg:x1="2.891cm" svg:y1="10.36cm" svg:x2="2.036cm" svg:y2="10.36cm">
            <text:p/>
          </draw:line>
          <draw:polyline draw:style-name="gr120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1" draw:text-style-name="P20" draw:layer="layout" svg:x1="7.594cm" svg:y1="10.367cm" svg:x2="3.777cm" svg:y2="10.367cm">
            <text:p/>
          </draw:line>
          <draw:polyline draw:style-name="gr101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1" draw:text-style-name="P24" draw:layer="layout" svg:width="0.987cm" svg:height="0.72cm" svg:x="8.013cm" svg:y="8.99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1" draw:text-style-name="P20" draw:layer="layout" svg:x1="5.665cm" svg:y1="11.574cm" svg:x2="5.665cm" svg:y2="10.415cm">
            <text:p/>
          </draw:line>
          <draw:g>
            <draw:rect draw:style-name="gr122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23" draw:text-style-name="P18" draw:layer="layout" svg:width="0.45cm" svg:height="0.45cm" svg:x="7.473cm" svg:y="8.691cm">
              <text:p/>
            </draw:circle>
            <draw:line draw:style-name="gr124" draw:text-style-name="P18" draw:layer="layout" svg:x1="7.58cm" svg:y1="8.917cm" svg:x2="7.819cm" svg:y2="8.917cm">
              <text:p/>
            </draw:line>
            <draw:line draw:style-name="gr125" draw:text-style-name="P18" draw:layer="layout" svg:x1="7.697cm" svg:y1="8.796cm" svg:x2="7.697cm" svg:y2="9.035cm">
              <text:p/>
            </draw:line>
          </draw:g>
          <draw:g>
            <draw:rect draw:style-name="gr126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5" draw:text-style-name="P24" draw:layer="layout" svg:width="0.514cm" svg:height="0.518cm" svg:x="6.932cm" svg:y="10.663cm">
            <draw:text-box>
              <text:p text:style-name="P23"><text:span text:style-name="T13">-a</text:span><text:span text:style-name="T15">2</text:span></text:p>
            </draw:text-box>
          </draw:frame>
          <draw:frame draw:style-name="gr115" draw:text-style-name="P24" draw:layer="layout" svg:width="0.514cm" svg:height="0.518cm" svg:x="4.916cm" svg:y="10.664cm">
            <draw:text-box>
              <text:p text:style-name="P23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1" draw:text-style-name="P20" draw:layer="layout" svg:x1="5.453cm" svg:y1="8.922cm" svg:x2="3.945cm" svg:y2="8.922cm">
            <text:p/>
          </draw:line>
          <draw:frame draw:style-name="gr127" draw:text-style-name="P24" draw:layer="layout" svg:width="0.757cm" svg:height="0.518cm" svg:x="2.14cm" svg:y="9.74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28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1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29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0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28" draw:text-style-name="P21" draw:layer="layout" svg:x1="7.665cm" svg:y1="9.664cm" svg:x2="7.665cm" svg:y2="10.048cm">
            <text:p/>
          </draw:line>
          <draw:frame draw:style-name="gr116" draw:text-style-name="P24" draw:layer="layout" svg:width="0.647cm" svg:height="0.518cm" svg:x="6.883cm" svg:y="9.551cm">
            <draw:text-box>
              <text:p text:style-name="P23"><text:span text:style-name="T13">b</text:span><text:span text:style-name="T15">0</text:span></text:p>
            </draw:text-box>
          </draw:frame>
          <draw:frame draw:style-name="gr117" draw:text-style-name="P24" draw:layer="layout" svg:width="0.45cm" svg:height="0.569cm" svg:x="5.841cm" svg:y="9.525cm">
            <draw:text-box>
              <text:p text:style-name="P23"><text:span text:style-name="T13">b</text:span><text:span text:style-name="T15">1</text:span></text:p>
            </draw:text-box>
          </draw:frame>
          <draw:frame draw:style-name="gr118" draw:text-style-name="P24" draw:layer="layout" svg:width="0.374cm" svg:height="0.518cm" svg:x="3.193cm" svg:y="9.451cm">
            <draw:text-box>
              <text:p text:style-name="P23"><text:span text:style-name="T13">b</text:span><text:span text:style-name="T15">2</text:span></text:p>
            </draw:text-box>
          </draw:frame>
          <draw:line draw:style-name="gr128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1" draw:text-style-name="P18" draw:layer="layout" svg:width="0.45cm" svg:height="0.45cm" svg:x="5.438cm" svg:y="8.691cm">
              <text:p/>
            </draw:circle>
            <draw:line draw:style-name="gr132" draw:text-style-name="P18" draw:layer="layout" svg:x1="5.545cm" svg:y1="8.917cm" svg:x2="5.784cm" svg:y2="8.917cm">
              <text:p/>
            </draw:line>
            <draw:line draw:style-name="gr133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134" draw:text-style-name="P18" draw:layer="layout" svg:width="0.45cm" svg:height="0.45cm" svg:x="5.438cm" svg:y="11.591cm">
              <text:p/>
            </draw:circle>
            <draw:line draw:style-name="gr135" draw:text-style-name="P18" draw:layer="layout" svg:x1="5.545cm" svg:y1="11.817cm" svg:x2="5.784cm" svg:y2="11.817cm">
              <text:p/>
            </draw:line>
            <draw:line draw:style-name="gr136" draw:text-style-name="P18" draw:layer="layout" svg:x1="5.662cm" svg:y1="11.696cm" svg:x2="5.662cm" svg:y2="11.935cm">
              <text:p/>
            </draw:line>
          </draw:g>
          <draw:line draw:style-name="gr101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137" draw:text-style-name="P18" draw:layer="layout" svg:width="0.45cm" svg:height="0.45cm" svg:x="2.923cm" svg:y="10.133cm">
              <text:p/>
            </draw:circle>
            <draw:line draw:style-name="gr138" draw:text-style-name="P18" draw:layer="layout" svg:x1="3.03cm" svg:y1="10.359cm" svg:x2="3.269cm" svg:y2="10.359cm">
              <text:p/>
            </draw:line>
            <draw:line draw:style-name="gr139" draw:text-style-name="P18" draw:layer="layout" svg:x1="3.147cm" svg:y1="10.238cm" svg:x2="3.147cm" svg:y2="10.477cm">
              <text:p/>
            </draw:line>
          </draw:g>
          <draw:g>
            <draw:rect draw:style-name="gr140" draw:text-style-name="P31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95" draw:text-style-name="P29" draw:layer="layout" svg:width="0.79cm" svg:height="0.637cm" svg:x="13.089cm" svg:y="13.851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143cm" svg:y2="14.169cm">
            <text:p/>
          </draw:line>
          <draw:line draw:style-name="gr78" draw:text-style-name="P20" draw:layer="layout" svg:x1="17.699cm" svg:y1="14.169cm" svg:x2="16.976cm" svg:y2="14.169cm">
            <text:p/>
          </draw:line>
          <draw:custom-shape draw:style-name="gr95" draw:text-style-name="P29" draw:layer="layout" svg:width="0.79cm" svg:height="0.637cm" svg:x="16.586cm" svg:y="13.851cm">
            <text:p text:style-name="P25"><text:span text:style-name="T22">Q</text:span><text:span text:style-name="T23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92cm" svg:y1="14.169cm" svg:x2="16.276cm" svg:y2="14.169cm">
            <text:p/>
          </draw:line>
          <draw:g>
            <draw:rect draw:style-name="gr141" draw:text-style-name="P32" draw:layer="layout" svg:width="2.132cm" svg:height="1.338cm" svg:x="14.104cm" svg:y="13.5cm">
              <text:p text:style-name="P8"><text:span text:style-name="T6">H</text:span><text:span text:style-name="T28">Q</text:span><text:span text:style-name="T29">(</text:span><text:span text:style-name="T6">z</text:span><text:span text:style-name="T29">)</text:span></text:p>
              <text:p text:style-name="P8"><text:span text:style-name="T30">(no image)</text:span></text:p>
            </draw:rect>
          </draw:g>
        </draw:g>
        <draw:g>
          <draw:line draw:style-name="gr78" draw:text-style-name="P20" draw:layer="layout" svg:x1="9cm" svg:y1="7.421cm" svg:x2="8.484cm" svg:y2="7.421cm">
            <text:p/>
          </draw:line>
          <draw:line draw:style-name="gr79" draw:text-style-name="P20" draw:layer="layout" svg:x1="3.184cm" svg:y1="5.921cm" svg:x2="4.033cm" svg:y2="5.921cm">
            <text:p/>
          </draw:line>
          <draw:polyline draw:style-name="gr78" draw:text-style-name="P20" draw:layer="layout" svg:width="1.399cm" svg:height="1.142cm" svg:x="6.084cm" svg:y="5.916cm" svg:viewBox="0 0 1400 1143" draw:points="1400,1143 1400,0 1400,0 0,0">
            <text:p/>
          </draw:polyline>
          <draw:line draw:style-name="gr78" draw:text-style-name="P20" draw:layer="layout" svg:x1="5.657cm" svg:y1="5.922cm" svg:x2="4.289cm" svg:y2="5.922cm">
            <text:p/>
          </draw:line>
          <draw:ellipse draw:style-name="gr87" draw:text-style-name="P22" draw:layer="layout" svg:width="0.131cm" svg:height="0.126cm" svg:x="4.051cm" svg:y="5.864cm">
            <text:p/>
          </draw:ellipse>
          <draw:line draw:style-name="gr78" draw:text-style-name="P20" draw:layer="layout" svg:x1="4.122cm" svg:y1="7.083cm" svg:x2="4.122cm" svg:y2="5.921cm">
            <text:p/>
          </draw:line>
          <draw:line draw:style-name="gr81" draw:text-style-name="P20" draw:layer="layout" svg:x1="6.249cm" svg:y1="5.932cm" svg:x2="6.451cm" svg:y2="5.932cm">
            <text:p/>
          </draw:line>
          <draw:g>
            <draw:rect draw:style-name="gr142" draw:text-style-name="P19" draw:layer="layout" svg:width="0.754cm" svg:height="0.811cm" svg:x="6.443cm" svg:y="5.5cm">
              <text:p text:style-name="P8"><text:span text:style-name="T6">z</text:span><text:span text:style-name="T7"> -1</text:span></text:p>
            </draw:rect>
          </draw:g>
          <draw:g>
            <draw:rect draw:style-name="gr143" draw:text-style-name="P19" draw:layer="layout" svg:width="0.753cm" svg:height="0.811cm" svg:x="4.549cm" svg:y="5.5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873cm" svg:y1="5.921cm" svg:x2="4.518cm" svg:y2="5.921cm">
            <text:p/>
          </draw:line>
          <draw:line draw:style-name="gr80" draw:text-style-name="P21" draw:layer="layout" svg:x1="7.484cm" svg:y1="6.251cm" svg:x2="7.484cm" svg:y2="6.635cm">
            <text:p/>
          </draw:line>
          <draw:frame draw:style-name="gr90" draw:text-style-name="P24" draw:layer="layout" svg:width="0.556cm" svg:height="0.719cm" svg:x="4.202cm" svg:y="6.219cm">
            <draw:text-box>
              <text:p text:style-name="P23"><text:span text:style-name="T13">b</text:span><text:span text:style-name="T15">0</text:span></text:p>
            </draw:text-box>
          </draw:frame>
          <draw:frame draw:style-name="gr91" draw:text-style-name="P24" draw:layer="layout" svg:width="0.642cm" svg:height="0.719cm" svg:x="7.613cm" svg:y="6.141cm">
            <draw:text-box>
              <text:p text:style-name="P23"><text:span text:style-name="T13">b</text:span><text:span text:style-name="T14">N</text:span></text:p>
            </draw:text-box>
          </draw:frame>
          <draw:line draw:style-name="gr80" draw:text-style-name="P21" draw:layer="layout" svg:x1="4.122cm" svg:y1="6.264cm" svg:x2="4.122cm" svg:y2="6.648cm">
            <text:p/>
          </draw:line>
          <draw:custom-shape draw:style-name="gr92" draw:text-style-name="P26" draw:layer="layout" svg:width="3.838cm" svg:height="0.724cm" svg:x="3.746cm" svg:y="7.059cm">
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7" draw:layer="layout" svg:width="0.294cm" svg:height="0.767cm" svg:x="4.59cm" svg:y="7.012cm">
            <draw:text-box>
              <text:p><text:span text:style-name="T21">Σ</text:span></text:p>
            </draw:text-box>
          </draw:frame>
          <draw:line draw:style-name="gr94" draw:text-style-name="P28" draw:layer="layout" svg:x1="5.57cm" svg:y1="5.911cm" svg:x2="6.07cm" svg:y2="5.911cm">
            <text:p/>
          </draw:line>
          <draw:custom-shape draw:style-name="gr95" draw:text-style-name="P29" draw:layer="layout" svg:width="0.79cm" svg:height="0.637cm" svg:x="7.894cm" svg:y="7.103cm">
            <text:p text:style-name="P25"><text:span text:style-name="T22">Q</text:span><text:span text:style-name="T23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9cm" svg:y1="7.421cm" svg:x2="7.584cm" svg:y2="7.421cm">
            <text:p/>
          </draw:line>
          <draw:line draw:style-name="gr78" draw:text-style-name="P20" draw:layer="layout" svg:x1="5.809cm" svg:y1="7.076cm" svg:x2="5.809cm" svg:y2="6.697cm">
            <text:p/>
          </draw:line>
          <draw:custom-shape draw:style-name="gr95" draw:text-style-name="P29" draw:layer="layout" svg:width="0.79cm" svg:height="0.637cm" svg:x="2.973cm" svg:y="5.6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684cm" svg:y1="5.921cm" svg:x2="3.027cm" svg:y2="5.921cm">
            <text:p/>
          </draw:line>
          <draw:line draw:style-name="gr96" draw:text-style-name="P20" draw:layer="layout" svg:x1="5.809cm" svg:y1="6.805cm" svg:x2="5.809cm" svg:y2="6.415cm">
            <text:p/>
          </draw:line>
        </draw:g>
        <draw:g>
          <draw:line draw:style-name="gr79" draw:text-style-name="P20" draw:layer="layout" svg:x1="11.906cm" svg:y1="3.037cm" svg:x2="12.252cm" svg:y2="3.037cm">
            <text:p/>
          </draw:line>
          <draw:line draw:style-name="gr78" draw:text-style-name="P20" draw:layer="layout" svg:x1="16.289cm" svg:y1="1.963cm" svg:x2="16.289cm" svg:y2="2.997cm">
            <text:p/>
          </draw:line>
          <draw:line draw:style-name="gr78" draw:text-style-name="P20" draw:layer="layout" svg:x1="16.246cm" svg:y1="3.038cm" svg:x2="14.746cm" svg:y2="3.038cm">
            <text:p/>
          </draw:line>
          <draw:line draw:style-name="gr78" draw:text-style-name="P20" draw:layer="layout" svg:x1="13.761cm" svg:y1="3.038cm" svg:x2="12.448cm" svg:y2="3.038cm">
            <text:p/>
          </draw:line>
          <draw:line draw:style-name="gr80" draw:text-style-name="P21" draw:layer="layout" svg:x1="13.793cm" svg:y1="2.56cm" svg:x2="13.793cm" svg:y2="2.423cm">
            <text:p/>
          </draw:line>
          <draw:ellipse draw:style-name="gr87" draw:text-style-name="P22" draw:layer="layout" svg:width="0.131cm" svg:height="0.126cm" svg:x="12.21cm" svg:y="2.98cm">
            <text:p/>
          </draw:ellipse>
          <draw:ellipse draw:style-name="gr82" draw:text-style-name="P22" draw:layer="layout" svg:width="0.131cm" svg:height="0.129cm" svg:x="16.223cm" svg:y="2.978cm">
            <text:p/>
          </draw:ellipse>
          <draw:line draw:style-name="gr79" draw:text-style-name="P20" draw:layer="layout" svg:x1="13.793cm" svg:y1="2.991cm" svg:x2="13.793cm" svg:y2="1.963cm">
            <text:p/>
          </draw:line>
          <draw:line draw:style-name="gr102" draw:text-style-name="P21" draw:layer="layout" svg:x1="16.29cm" svg:y1="3.615cm" svg:x2="16.29cm" svg:y2="3.732cm">
            <text:p/>
          </draw:line>
          <draw:polyline draw:style-name="gr144" draw:text-style-name="P30" draw:layer="layout" svg:width="0.187cm" svg:height="1.258cm" svg:x="11.658cm" svg:y="3.353cm" svg:viewBox="0 0 188 1259" draw:points="0,0 0,1259 0,1259 188,1259">
            <text:p/>
          </draw:polyline>
          <draw:line draw:style-name="gr144" draw:text-style-name="P30" draw:layer="layout" svg:x1="16.292cm" svg:y1="4.245cm" svg:x2="16.292cm" svg:y2="2.853cm">
            <text:p/>
          </draw:line>
          <draw:line draw:style-name="gr78" draw:text-style-name="P20" draw:layer="layout" svg:x1="12.281cm" svg:y1="1.955cm" svg:x2="12.281cm" svg:y2="3.046cm">
            <text:p/>
          </draw:line>
          <draw:line draw:style-name="gr81" draw:text-style-name="P20" draw:layer="layout" svg:x1="14.908cm" svg:y1="3.04cm" svg:x2="15.11cm" svg:y2="3.04cm">
            <text:p/>
          </draw:line>
          <draw:ellipse draw:style-name="gr82" draw:text-style-name="P22" draw:layer="layout" svg:width="0.132cm" svg:height="0.13cm" svg:x="13.727cm" svg:y="2.972cm">
            <text:p/>
          </draw:ellipse>
          <draw:g>
            <draw:rect draw:style-name="gr145" draw:text-style-name="P19" draw:layer="layout" svg:width="0.754cm" svg:height="0.811cm" svg:x="15.102cm" svg:y="2.616cm">
              <text:p text:style-name="P8"><text:span text:style-name="T6">z</text:span><text:span text:style-name="T7"> -1</text:span></text:p>
            </draw:rect>
          </draw:g>
          <draw:g>
            <draw:rect draw:style-name="gr146" draw:text-style-name="P19" draw:layer="layout" svg:width="0.753cm" svg:height="0.811cm" svg:x="12.666cm" svg:y="2.616cm">
              <text:p text:style-name="P8"><text:span text:style-name="T6">z</text:span><text:span text:style-name="T7"> -1</text:span></text:p>
            </draw:rect>
          </draw:g>
          <draw:g>
            <draw:circle draw:style-name="gr147" draw:text-style-name="P18" draw:layer="layout" svg:width="0.565cm" svg:height="0.566cm" svg:x="11.368cm" svg:y="2.756cm">
              <text:p/>
            </draw:circle>
            <draw:line draw:style-name="gr148" draw:text-style-name="P18" draw:layer="layout" svg:x1="11.502cm" svg:y1="3.039cm" svg:x2="11.802cm" svg:y2="3.039cm">
              <text:p/>
            </draw:line>
            <draw:line draw:style-name="gr149" draw:text-style-name="P18" draw:layer="layout" svg:x1="11.65cm" svg:y1="2.888cm" svg:x2="11.65cm" svg:y2="3.188cm">
              <text:p/>
            </draw:line>
          </draw:g>
          <draw:line draw:style-name="gr79" draw:text-style-name="P20" draw:layer="layout" svg:x1="12.346cm" svg:y1="3.037cm" svg:x2="12.677cm" svg:y2="3.037cm">
            <text:p/>
          </draw:line>
          <draw:line draw:style-name="gr79" draw:text-style-name="P20" draw:layer="layout" svg:x1="13.793cm" svg:y1="2.853cm" svg:x2="13.793cm" svg:y2="4.276cm">
            <text:p/>
          </draw:line>
          <draw:line draw:style-name="gr80" draw:text-style-name="P21" draw:layer="layout" svg:x1="12.279cm" svg:y1="2.56cm" svg:x2="12.279cm" svg:y2="2.423cm">
            <text:p/>
          </draw:line>
          <draw:line draw:style-name="gr80" draw:text-style-name="P21" draw:layer="layout" svg:x1="16.289cm" svg:y1="2.56cm" svg:x2="16.289cm" svg:y2="2.423cm">
            <text:p/>
          </draw:line>
          <draw:line draw:style-name="gr102" draw:text-style-name="P21" draw:layer="layout" svg:x1="13.795cm" svg:y1="3.615cm" svg:x2="13.795cm" svg:y2="3.732cm">
            <text:p/>
          </draw:line>
          <draw:frame draw:style-name="gr150" draw:text-style-name="P24" draw:layer="layout" svg:width="0.984cm" svg:height="0.719cm" svg:x="11.469cm" svg:y="2.009cm">
            <draw:text-box>
              <text:p text:style-name="P23"><text:span text:style-name="T13">b</text:span><text:span text:style-name="T15">0</text:span></text:p>
            </draw:text-box>
          </draw:frame>
          <draw:frame draw:style-name="gr150" draw:text-style-name="P24" draw:layer="layout" svg:width="0.984cm" svg:height="0.719cm" svg:x="12.948cm" svg:y="2.01cm">
            <draw:text-box>
              <text:p text:style-name="P23"><text:span text:style-name="T13">b</text:span><text:span text:style-name="T15">1</text:span></text:p>
            </draw:text-box>
          </draw:frame>
          <draw:frame draw:style-name="gr150" draw:text-style-name="P24" draw:layer="layout" svg:width="0.984cm" svg:height="0.719cm" svg:x="15.424cm" svg:y="2.011cm">
            <draw:text-box>
              <text:p text:style-name="P23"><text:span text:style-name="T13">b</text:span><text:span text:style-name="T14">N</text:span></text:p>
            </draw:text-box>
          </draw:frame>
          <draw:frame draw:style-name="gr150" draw:text-style-name="P24" draw:layer="layout" svg:width="0.984cm" svg:height="0.719cm" svg:x="15.424cm" svg:y="3.452cm">
            <draw:text-box>
              <text:p text:style-name="P23"><text:span text:style-name="T13">-a</text:span><text:span text:style-name="T14">N</text:span></text:p>
            </draw:text-box>
          </draw:frame>
          <draw:frame draw:style-name="gr150" draw:text-style-name="P24" draw:layer="layout" svg:width="0.984cm" svg:height="0.719cm" svg:x="12.948cm" svg:y="3.453cm">
            <draw:text-box>
              <text:p text:style-name="P23"><text:span text:style-name="T13">-a</text:span><text:span text:style-name="T15">1</text:span></text:p>
            </draw:text-box>
          </draw:frame>
          <draw:line draw:style-name="gr79" draw:text-style-name="P20" draw:layer="layout" svg:x1="10.846cm" svg:y1="3.045cm" svg:x2="11.349cm" svg:y2="3.045cm">
            <text:p/>
          </draw:line>
          <draw:custom-shape draw:style-name="gr95" draw:text-style-name="P29" draw:layer="layout" svg:width="0.79cm" svg:height="0.637cm" svg:x="10.289cm" svg:y="2.724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0cm" svg:y1="3.045cm" svg:x2="10.343cm" svg:y2="3.045cm">
            <text:p/>
          </draw:line>
          <draw:line draw:style-name="gr78" draw:text-style-name="P20" draw:layer="layout" svg:x1="17.899cm" svg:y1="1.569cm" svg:x2="17.176cm" svg:y2="1.569cm">
            <text:p/>
          </draw:line>
          <draw:custom-shape draw:style-name="gr95" draw:text-style-name="P29" draw:layer="layout" svg:width="0.79cm" svg:height="0.637cm" svg:x="16.786cm" svg:y="1.251cm">
            <text:p text:style-name="P25"><text:span text:style-name="T22">Q</text:span><text:span text:style-name="T23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92cm" svg:y1="1.569cm" svg:x2="16.476cm" svg:y2="1.569cm">
            <text:p/>
          </draw:line>
          <draw:g>
            <draw:custom-shape draw:style-name="gr151" draw:text-style-name="P26" draw:layer="layout" svg:width="4.623cm" svg:height="0.724cm" svg:x="11.846cm" svg:y="1.215cm">
  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7" draw:layer="layout" svg:width="0.319cm" svg:height="0.767cm" svg:x="12.991cm" svg:y="1.169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9cm" svg:y1="3.037cm" svg:x2="14.17cm" svg:y2="3.037cm">
            <text:p/>
          </draw:line>
          <draw:g>
            <draw:custom-shape draw:style-name="gr151" draw:text-style-name="P26" draw:layer="layout" svg:width="4.623cm" svg:height="0.724cm" svg:x="11.846cm" svg:y="4.276cm">
  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3" draw:layer="layout" svg:width="0.319cm" svg:height="0.767cm" svg:x="12.991cm" svg:y="4.23cm">
              <draw:text-box>
                <text:p><text:span text:style-name="T31">Σ</text:span></text:p>
              </draw:text-box>
            </draw:frame>
          </draw:g>
          <draw:line draw:style-name="gr94" draw:text-style-name="P28" draw:layer="layout" svg:x1="14.206cm" svg:y1="3.035cm" svg:x2="14.706cm" svg:y2="3.035cm">
            <text:p/>
          </draw:line>
          <draw:line draw:style-name="gr96" draw:text-style-name="P20" draw:layer="layout" svg:x1="14.587cm" svg:y1="3.829cm" svg:x2="14.587cm" svg:y2="3.439cm">
            <text:p/>
          </draw:line>
          <draw:line draw:style-name="gr96" draw:text-style-name="P20" draw:layer="layout" svg:x1="14.587cm" svg:y1="2.629cm" svg:x2="14.587cm" svg:y2="2.239cm">
            <text:p/>
          </draw:line>
          <draw:line draw:style-name="gr78" draw:text-style-name="P20" draw:layer="layout" svg:x1="14.589cm" svg:y1="1.947cm" svg:x2="14.589cm" svg:y2="2.353cm">
            <text:p/>
          </draw:line>
          <draw:line draw:style-name="gr79" draw:text-style-name="P20" draw:layer="layout" svg:x1="14.585cm" svg:y1="3.903cm" svg:x2="14.585cm" svg:y2="4.27cm">
            <text:p/>
          </draw:line>
          <draw:custom-shape draw:style-name="gr95" draw:text-style-name="P29" draw:layer="layout" svg:width="0.79cm" svg:height="0.637cm" svg:x="11.259cm" svg:y="3.634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52" draw:text-style-name="P35" draw:layer="layout" svg:width="3.5cm" svg:height="1.5cm" svg:x="14cm" svg:y="16cm">
          <text:p text:style-name="P34"><text:span text:style-name="T32">no fixpoint </text:span></text:p>
          <text:p text:style-name="P25"><text:span text:style-name="T32">filter found</text:span></text:p>
          <draw:enhanced-geometry svg:viewBox="0 0 21600 21600" draw:text-areas="800 800 20800 20800" draw:type="round-rectangular-callout" draw:modifiers="3633.93316195373 29673.017988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95" draw:text-style-name="P29" draw:layer="layout" svg:width="0.79cm" svg:height="0.637cm" svg:x="7.39cm" svg:y="13.851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444cm" svg:y2="14.169cm">
            <text:p/>
          </draw:line>
          <draw:line draw:style-name="gr78" draw:text-style-name="P20" draw:layer="layout" svg:x1="10.7cm" svg:y1="14.169cm" svg:x2="9.977cm" svg:y2="14.169cm">
            <text:p/>
          </draw:line>
          <draw:g>
            <draw:rect draw:style-name="gr153" draw:text-style-name="P36" draw:layer="layout" svg:width="1.595cm" svg:height="1.338cm" svg:x="8.405cm" svg:y="13.5cm">
              <text:p text:style-name="P8"><text:span text:style-name="T33">z</text:span><text:span text:style-name="T34">-M</text:span></text:p>
            </draw:rect>
          </draw:g>
        </draw:g>
        <draw:frame draw:style-name="gr154" draw:text-style-name="P25" draw:layer="layout" svg:width="1.5cm" svg:height="1.009cm" svg:x="12.5cm" svg:y="6cm">
          <draw:image xlink:href="Pictures/100000000000009F0000006BA0ECF143F8A2B8CA.png" xlink:type="simple" xlink:show="embed" xlink:actuate="onLoad" loext:mime-type="image/png">
            <text:p/>
          </draw:image>
        </draw:frame>
        <draw:frame draw:style-name="gr154" draw:text-style-name="P25" draw:layer="layout" svg:width="1.5cm" svg:height="1.008cm" svg:x="15cm" svg:y="5.992cm">
          <draw:image xlink:href="Pictures/100024B50000108B00000B1E88C5B46C41B92568.svg" xlink:type="simple" xlink:show="embed" xlink:actuate="onLoad" loext:mime-type="image/svg+xml">
            <text:p/>
          </draw:image>
          <draw:image xlink:href="Pictures/10000201000000A00000006C388B2088D693F9AC.png" xlink:type="simple" xlink:show="embed" xlink:actuate="onLoad" loext:mime-type="image/png"/>
        </draw:frame>
      </draw:page>
      <draw:page draw:name="page2" draw:style-name="dp1" draw:master-page-name="Standard">
        <draw:g>
          <draw:line draw:style-name="gr81" draw:text-style-name="P20" draw:layer="layout" svg:x1="1cm" svg:y1="2.311cm" svg:x2="2.559cm" svg:y2="2.311cm">
            <text:p/>
          </draw:line>
          <draw:polyline draw:style-name="gr101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01" draw:text-style-name="P20" draw:layer="layout" svg:x1="4.485cm" svg:y1="2.312cm" svg:x2="2.815cm" svg:y2="2.312cm">
            <text:p/>
          </draw:line>
          <draw:frame draw:style-name="gr155" draw:text-style-name="P24" draw:layer="layout" svg:width="0.984cm" svg:height="0.518cm" svg:x="0.833cm" svg:y="1.723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7" draw:text-style-name="P22" draw:layer="layout" svg:width="0.131cm" svg:height="0.126cm" svg:x="2.577cm" svg:y="2.254cm">
            <text:p/>
          </draw:ellipse>
          <draw:line draw:style-name="gr81" draw:text-style-name="P20" draw:layer="layout" svg:x1="4.536cm" svg:y1="2.376cm" svg:x2="4.536cm" svg:y2="3.449cm">
            <text:p/>
          </draw:line>
          <draw:line draw:style-name="gr81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156" draw:text-style-name="P19" draw:layer="layout" svg:width="0.754cm" svg:height="0.811cm" svg:x="5.169cm" svg:y="1.89cm">
              <text:p text:style-name="P8"><text:span text:style-name="T6">z</text:span><text:span text:style-name="T7"> -1</text:span></text:p>
            </draw:rect>
          </draw:g>
          <draw:g>
            <draw:rect draw:style-name="gr157" draw:text-style-name="P19" draw:layer="layout" svg:width="0.753cm" svg:height="0.811cm" svg:x="3.033cm" svg:y="1.8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90" draw:text-style-name="P24" draw:layer="layout" svg:width="0.556cm" svg:height="0.719cm" svg:x="2.091cm" svg:y="2.546cm">
            <draw:text-box>
              <text:p text:style-name="P23"><text:span text:style-name="T13">b</text:span><text:span text:style-name="T15">0</text:span></text:p>
            </draw:text-box>
          </draw:frame>
          <draw:frame draw:style-name="gr158" draw:text-style-name="P24" draw:layer="layout" svg:width="0.374cm" svg:height="0.719cm" svg:x="4.05cm" svg:y="2.531cm">
            <draw:text-box>
              <text:p text:style-name="P23"><text:span text:style-name="T13">b</text:span><text:span text:style-name="T15">1</text:span></text:p>
            </draw:text-box>
          </draw:frame>
          <draw:frame draw:style-name="gr91" draw:text-style-name="P24" draw:layer="layout" svg:width="0.642cm" svg:height="0.719cm" svg:x="5.891cm" svg:y="2.531cm">
            <draw:text-box>
              <text:p text:style-name="P23"><text:span text:style-name="T13">b</text:span><text:span text:style-name="T15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01" draw:text-style-name="P20" draw:layer="layout" svg:x1="8.165cm" svg:y1="4.95cm" svg:x2="6.631cm" svg:y2="4.95cm">
              <text:p/>
            </draw:line>
            <draw:polyline draw:style-name="gr81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01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1" draw:text-style-name="P24" draw:layer="layout" svg:width="0.987cm" svg:height="0.72cm" svg:x="7.313cm" svg:y="4.985cm">
              <draw:text-box>
  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1" draw:text-style-name="P20" draw:layer="layout" svg:x1="4.535cm" svg:y1="6.366cm" svg:x2="4.535cm" svg:y2="5.239cm">
              <text:p/>
            </draw:line>
            <draw:line draw:style-name="gr81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159" draw:text-style-name="P18" draw:layer="layout" svg:width="0.566cm" svg:height="0.566cm" svg:x="6.247cm" svg:y="4.673cm">
                <text:p/>
              </draw:circle>
              <draw:line draw:style-name="gr160" draw:text-style-name="P18" draw:layer="layout" svg:x1="6.381cm" svg:y1="4.956cm" svg:x2="6.681cm" svg:y2="4.956cm">
                <text:p/>
              </draw:line>
              <draw:line draw:style-name="gr161" draw:text-style-name="P18" draw:layer="layout" svg:x1="6.53cm" svg:y1="4.804cm" svg:x2="6.53cm" svg:y2="5.104cm">
                <text:p/>
              </draw:line>
            </draw:g>
            <draw:g>
              <draw:rect draw:style-name="gr162" draw:text-style-name="P19" draw:layer="layout" svg:width="0.754cm" svg:height="0.811cm" svg:x="5.168cm" svg:y="5.989cm">
                <text:p text:style-name="P8"><text:span text:style-name="T6">z</text:span><text:span text:style-name="T7"> -1</text:span></text:p>
              </draw:rect>
            </draw:g>
            <draw:g>
              <draw:circle draw:style-name="gr163" draw:text-style-name="P18" draw:layer="layout" svg:width="0.566cm" svg:height="0.566cm" svg:x="4.25cm" svg:y="4.673cm">
                <text:p/>
              </draw:circle>
              <draw:line draw:style-name="gr164" draw:text-style-name="P18" draw:layer="layout" svg:x1="4.384cm" svg:y1="4.957cm" svg:x2="4.684cm" svg:y2="4.957cm">
                <text:p/>
              </draw:line>
              <draw:line draw:style-name="gr165" draw:text-style-name="P18" draw:layer="layout" svg:x1="4.532cm" svg:y1="4.805cm" svg:x2="4.532cm" svg:y2="5.105cm">
                <text:p/>
              </draw:line>
            </draw:g>
            <draw:g>
              <draw:rect draw:style-name="gr166" draw:text-style-name="P19" draw:layer="layout" svg:width="0.753cm" svg:height="0.811cm" svg:x="3.032cm" svg:y="5.989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150" draw:text-style-name="P24" draw:layer="layout" svg:width="0.984cm" svg:height="0.719cm" svg:x="1.726cm" svg:y="5.639cm">
              <draw:text-box>
                <text:p text:style-name="P23"><text:span text:style-name="T13">-a</text:span><text:span text:style-name="T15">2</text:span></text:p>
              </draw:text-box>
            </draw:frame>
            <draw:frame draw:style-name="gr167" draw:text-style-name="P24" draw:layer="layout" svg:width="0.984cm" svg:height="1.026cm" svg:x="3.664cm" svg:y="5.489cm">
              <draw:text-box>
                <text:p text:style-name="P23"><text:span text:style-name="T13">-a</text:span><text:span text:style-name="T15">1</text:span></text:p>
              </draw:text-box>
            </draw:frame>
            <draw:line draw:style-name="gr81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168" draw:text-style-name="P37" draw:layer="layout" svg:width="1.424cm" svg:height="0.776cm" svg:x="5.001cm" svg:y="5.125cm">
              <draw:text-box>
                <text:p><text:span text:style-name="T35">H</text:span><text:span text:style-name="T36">2 </text:span><text:span text:style-name="T37">(</text:span><text:span text:style-name="T35">z</text:span><text:span text:style-name="T37">)</text:span></text:p>
              </draw:text-box>
            </draw:frame>
          </draw:g>
          <draw:g>
            <draw:circle draw:style-name="gr169" draw:text-style-name="P18" draw:layer="layout" svg:width="0.566cm" svg:height="0.566cm" svg:x="4.25cm" svg:y="3.473cm">
              <text:p/>
            </draw:circle>
            <draw:line draw:style-name="gr170" draw:text-style-name="P18" draw:layer="layout" svg:x1="4.384cm" svg:y1="3.757cm" svg:x2="4.684cm" svg:y2="3.757cm">
              <text:p/>
            </draw:line>
            <draw:line draw:style-name="gr171" draw:text-style-name="P18" draw:layer="layout" svg:x1="4.532cm" svg:y1="3.605cm" svg:x2="4.532cm" svg:y2="3.905cm">
              <text:p/>
            </draw:line>
          </draw:g>
          <draw:g>
            <draw:circle draw:style-name="gr172" draw:text-style-name="P18" draw:layer="layout" svg:width="0.566cm" svg:height="0.566cm" svg:x="6.258cm" svg:y="3.473cm">
              <text:p/>
            </draw:circle>
            <draw:line draw:style-name="gr173" draw:text-style-name="P18" draw:layer="layout" svg:x1="6.392cm" svg:y1="3.756cm" svg:x2="6.692cm" svg:y2="3.756cm">
              <text:p/>
            </draw:line>
            <draw:line draw:style-name="gr174" draw:text-style-name="P18" draw:layer="layout" svg:x1="6.541cm" svg:y1="3.604cm" svg:x2="6.541cm" svg:y2="3.904cm">
              <text:p/>
            </draw:line>
          </draw:g>
          <draw:polyline draw:style-name="gr81" draw:text-style-name="P20" draw:layer="layout" svg:width="1.605cm" svg:height="1.378cm" svg:x="2.644cm" svg:y="2.38cm" svg:viewBox="0 0 1606 1379" draw:points="0,0 0,1379 1606,1379">
            <text:p/>
          </draw:polyline>
          <draw:line draw:style-name="gr101" draw:text-style-name="P20" draw:layer="layout" svg:x1="6.262cm" svg:y1="3.759cm" svg:x2="4.816cm" svg:y2="3.759cm">
            <text:p/>
          </draw:line>
          <draw:line draw:style-name="gr81" draw:text-style-name="P20" draw:layer="layout" svg:x1="6.533cm" svg:y1="4.039cm" svg:x2="6.533cm" svg:y2="4.673cm">
            <text:p/>
          </draw:line>
          <draw:custom-shape draw:style-name="gr175" draw:text-style-name="P28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176" draw:text-style-name="P28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168" draw:text-style-name="P38" draw:layer="layout" svg:width="1.424cm" svg:height="0.776cm" svg:x="4.902cm" svg:y="2.925cm">
            <draw:text-box>
              <text:p><text:span text:style-name="T38">H</text:span><text:span text:style-name="T39">1 </text:span><text:span text:style-name="T40">(</text:span><text:span text:style-name="T38">z</text:span><text:span text:style-name="T40">)</text:span></text:p>
            </draw:text-box>
          </draw:frame>
        </draw:g>
        <draw:g>
          <draw:line draw:style-name="gr81" draw:text-style-name="P20" draw:layer="layout" svg:x1="7.861cm" svg:y1="2.288cm" svg:x2="9.126cm" svg:y2="2.288cm">
            <text:p/>
          </draw:line>
          <draw:frame draw:style-name="gr155" draw:text-style-name="P24" draw:layer="layout" svg:width="0.984cm" svg:height="0.518cm" svg:x="7.7cm" svg:y="1.7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g>
            <draw:polyline draw:style-name="gr177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1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178" draw:text-style-name="P18" draw:layer="layout" svg:width="0.566cm" svg:height="0.566cm" svg:x="9.173cm" svg:y="2.015cm">
                <text:p/>
              </draw:circle>
              <draw:line draw:style-name="gr179" draw:text-style-name="P18" draw:layer="layout" svg:x1="9.307cm" svg:y1="2.298cm" svg:x2="9.607cm" svg:y2="2.298cm">
                <text:p/>
              </draw:line>
              <draw:line draw:style-name="gr180" draw:text-style-name="P18" draw:layer="layout" svg:x1="9.456cm" svg:y1="2.146cm" svg:x2="9.456cm" svg:y2="2.446cm">
                <text:p/>
              </draw:line>
            </draw:g>
            <draw:g>
              <draw:rect draw:style-name="gr181" draw:text-style-name="P19" draw:layer="layout" svg:width="0.754cm" svg:height="0.811cm" svg:x="11.994cm" svg:y="3.331cm">
                <text:p text:style-name="P8"><text:span text:style-name="T6">z</text:span><text:span text:style-name="T7"> -1</text:span></text:p>
              </draw:rect>
            </draw:g>
            <draw:g>
              <draw:circle draw:style-name="gr182" draw:text-style-name="P18" draw:layer="layout" svg:width="0.566cm" svg:height="0.566cm" svg:x="11.076cm" svg:y="2.015cm">
                <text:p/>
              </draw:circle>
              <draw:line draw:style-name="gr183" draw:text-style-name="P18" draw:layer="layout" svg:x1="11.21cm" svg:y1="2.299cm" svg:x2="11.51cm" svg:y2="2.299cm">
                <text:p/>
              </draw:line>
              <draw:line draw:style-name="gr184" draw:text-style-name="P18" draw:layer="layout" svg:x1="11.358cm" svg:y1="2.147cm" svg:x2="11.358cm" svg:y2="2.447cm">
                <text:p/>
              </draw:line>
            </draw:g>
            <draw:g>
              <draw:rect draw:style-name="gr185" draw:text-style-name="P19" draw:layer="layout" svg:width="0.753cm" svg:height="0.811cm" svg:x="9.858cm" svg:y="3.331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150" draw:text-style-name="P24" draw:layer="layout" svg:width="0.984cm" svg:height="0.719cm" svg:x="12.652cm" svg:y="2.981cm">
              <draw:text-box>
                <text:p text:style-name="P23"><text:span text:style-name="T13">-a</text:span><text:span text:style-name="T15">2</text:span></text:p>
              </draw:text-box>
            </draw:frame>
            <draw:frame draw:style-name="gr167" draw:text-style-name="P24" draw:layer="layout" svg:width="0.984cm" svg:height="1.026cm" svg:x="10.49cm" svg:y="2.831cm">
              <draw:text-box>
                <text:p text:style-name="P23"><text:span text:style-name="T13">-a</text:span><text:span text:style-name="T15">1</text:span></text:p>
              </draw:text-box>
            </draw:frame>
            <draw:line draw:style-name="gr186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168" draw:text-style-name="P37" draw:layer="layout" svg:width="1.424cm" svg:height="0.776cm" svg:x="11.827cm" svg:y="2.467cm">
              <draw:text-box>
                <text:p><text:span text:style-name="T35">H</text:span><text:span text:style-name="T36">2 </text:span><text:span text:style-name="T37">(</text:span><text:span text:style-name="T35">z</text:span><text:span text:style-name="T37">)</text:span></text:p>
              </draw:text-box>
            </draw:frame>
            <draw:custom-shape draw:style-name="gr187" draw:text-style-name="P28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1" draw:text-style-name="P20" draw:layer="layout" svg:x1="9.473cm" svg:y1="3.752cm" svg:x2="9.473cm" svg:y2="5.153cm">
              <text:p/>
            </draw:line>
          </draw:g>
          <draw:g>
            <draw:polyline draw:style-name="gr101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01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7" draw:text-style-name="P22" draw:layer="layout" svg:width="0.131cm" svg:height="0.126cm" svg:x="9.403cm" svg:y="5.096cm">
              <text:p/>
            </draw:ellipse>
            <draw:line draw:style-name="gr81" draw:text-style-name="P20" draw:layer="layout" svg:x1="11.362cm" svg:y1="5.218cm" svg:x2="11.362cm" svg:y2="6.291cm">
              <text:p/>
            </draw:line>
            <draw:line draw:style-name="gr81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188" draw:text-style-name="P19" draw:layer="layout" svg:width="0.754cm" svg:height="0.811cm" svg:x="11.995cm" svg:y="4.732cm">
                <text:p text:style-name="P8"><text:span text:style-name="T6">z</text:span><text:span text:style-name="T7"> -1</text:span></text:p>
              </draw:rect>
            </draw:g>
            <draw:g>
              <draw:rect draw:style-name="gr189" draw:text-style-name="P19" draw:layer="layout" svg:width="0.753cm" svg:height="0.811cm" svg:x="9.859cm" svg:y="4.732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90" draw:text-style-name="P24" draw:layer="layout" svg:width="0.556cm" svg:height="0.719cm" svg:x="8.917cm" svg:y="5.388cm">
              <draw:text-box>
                <text:p text:style-name="P23"><text:span text:style-name="T13">b</text:span><text:span text:style-name="T15">0</text:span></text:p>
              </draw:text-box>
            </draw:frame>
            <draw:frame draw:style-name="gr158" draw:text-style-name="P24" draw:layer="layout" svg:width="0.374cm" svg:height="0.719cm" svg:x="10.876cm" svg:y="5.373cm">
              <draw:text-box>
                <text:p text:style-name="P23"><text:span text:style-name="T13">b</text:span><text:span text:style-name="T15">1</text:span></text:p>
              </draw:text-box>
            </draw:frame>
            <draw:frame draw:style-name="gr91" draw:text-style-name="P24" draw:layer="layout" svg:width="0.642cm" svg:height="0.719cm" svg:x="12.717cm" svg:y="5.373cm">
              <draw:text-box>
                <text:p text:style-name="P23"><text:span text:style-name="T13">b</text:span><text:span text:style-name="T15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190" draw:text-style-name="P18" draw:layer="layout" svg:width="0.566cm" svg:height="0.566cm" svg:x="11.076cm" svg:y="6.315cm">
                <text:p/>
              </draw:circle>
              <draw:line draw:style-name="gr191" draw:text-style-name="P18" draw:layer="layout" svg:x1="11.21cm" svg:y1="6.599cm" svg:x2="11.51cm" svg:y2="6.599cm">
                <text:p/>
              </draw:line>
              <draw:line draw:style-name="gr192" draw:text-style-name="P18" draw:layer="layout" svg:x1="11.358cm" svg:y1="6.447cm" svg:x2="11.358cm" svg:y2="6.747cm">
                <text:p/>
              </draw:line>
            </draw:g>
            <draw:g>
              <draw:circle draw:style-name="gr193" draw:text-style-name="P18" draw:layer="layout" svg:width="0.566cm" svg:height="0.566cm" svg:x="13.084cm" svg:y="6.315cm">
                <text:p/>
              </draw:circle>
              <draw:line draw:style-name="gr194" draw:text-style-name="P18" draw:layer="layout" svg:x1="13.218cm" svg:y1="6.598cm" svg:x2="13.518cm" svg:y2="6.598cm">
                <text:p/>
              </draw:line>
              <draw:line draw:style-name="gr195" draw:text-style-name="P18" draw:layer="layout" svg:x1="13.367cm" svg:y1="6.446cm" svg:x2="13.367cm" svg:y2="6.746cm">
                <text:p/>
              </draw:line>
            </draw:g>
            <draw:polyline draw:style-name="gr81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01" draw:text-style-name="P20" draw:layer="layout" svg:x1="13.088cm" svg:y1="6.601cm" svg:x2="11.642cm" svg:y2="6.601cm">
              <text:p/>
            </draw:line>
            <draw:custom-shape draw:style-name="gr196" draw:text-style-name="P28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97" draw:text-style-name="P38" draw:layer="layout" svg:width="1.424cm" svg:height="0.776cm" svg:x="11.728cm" svg:y="5.767cm">
              <draw:text-box>
                <text:p><text:span text:style-name="T38">H</text:span><text:span text:style-name="T39">1 </text:span><text:span text:style-name="T40">(</text:span><text:span text:style-name="T38">z</text:span><text:span text:style-name="T40">)</text:span></text:p>
              </draw:text-box>
            </draw:frame>
          </draw:g>
          <draw:frame draw:style-name="gr121" draw:text-style-name="P24" draw:layer="layout" svg:width="0.987cm" svg:height="0.72cm" svg:x="13.909cm" svg:y="5.878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1" draw:text-style-name="P20" draw:layer="layout" svg:x1="14.74cm" svg:y1="6.598cm" svg:x2="13.65cm" svg:y2="6.598cm">
            <text:p/>
          </draw:line>
        </draw:g>
        <draw:g>
          <draw:line draw:style-name="gr81" draw:text-style-name="P20" draw:layer="layout" svg:x1="14.503cm" svg:y1="2.288cm" svg:x2="15.226cm" svg:y2="2.288cm">
            <text:p/>
          </draw:line>
          <draw:frame draw:style-name="gr155" draw:text-style-name="P24" draw:layer="layout" svg:width="0.984cm" svg:height="0.518cm" svg:x="14.3cm" svg:y="1.7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1" draw:text-style-name="P20" draw:layer="layout" svg:x1="17.414cm" svg:y1="3.696cm" svg:x2="17.414cm" svg:y2="2.569cm">
            <text:p/>
          </draw:line>
          <draw:g>
            <draw:circle draw:style-name="gr198" draw:text-style-name="P18" draw:layer="layout" svg:width="0.566cm" svg:height="0.566cm" svg:x="15.226cm" svg:y="2.003cm">
              <text:p/>
            </draw:circle>
            <draw:line draw:style-name="gr199" draw:text-style-name="P18" draw:layer="layout" svg:x1="15.36cm" svg:y1="2.286cm" svg:x2="15.66cm" svg:y2="2.286cm">
              <text:p/>
            </draw:line>
            <draw:line draw:style-name="gr200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150" draw:text-style-name="P24" draw:layer="layout" svg:width="0.984cm" svg:height="0.719cm" svg:x="18.615cm" svg:y="2.988cm">
            <draw:text-box>
              <text:p text:style-name="P23"><text:span text:style-name="T13">-a</text:span><text:span text:style-name="T15">2</text:span></text:p>
            </draw:text-box>
          </draw:frame>
          <draw:frame draw:style-name="gr167" draw:text-style-name="P24" draw:layer="layout" svg:width="0.984cm" svg:height="1.026cm" svg:x="16.543cm" svg:y="2.819cm">
            <draw:text-box>
              <text:p text:style-name="P23"><text:span text:style-name="T13">-a</text:span><text:span text:style-name="T15">1</text:span></text:p>
            </draw:text-box>
          </draw:frame>
          <draw:frame draw:style-name="gr168" draw:text-style-name="P37" draw:layer="layout" svg:width="1.424cm" svg:height="0.776cm" svg:x="17.88cm" svg:y="2.455cm">
            <draw:text-box>
              <text:p><text:span text:style-name="T35">H</text:span><text:span text:style-name="T36">2 </text:span><text:span text:style-name="T37">(</text:span><text:span text:style-name="T35">z</text:span><text:span text:style-name="T37">)</text:span></text:p>
            </draw:text-box>
          </draw:frame>
          <draw:line draw:style-name="gr81" draw:text-style-name="P20" draw:layer="layout" svg:x1="15.526cm" svg:y1="2.54cm" svg:x2="15.526cm" svg:y2="3.741cm">
            <text:p/>
          </draw:line>
          <draw:polyline draw:style-name="gr177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01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01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7" draw:text-style-name="P22" draw:layer="layout" svg:width="0.131cm" svg:height="0.126cm" svg:x="15.456cm" svg:y="3.684cm">
            <text:p/>
          </draw:ellipse>
          <draw:line draw:style-name="gr81" draw:text-style-name="P20" draw:layer="layout" svg:x1="17.415cm" svg:y1="3.806cm" svg:x2="17.415cm" svg:y2="4.879cm">
            <text:p/>
          </draw:line>
          <draw:line draw:style-name="gr81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201" draw:text-style-name="P19" draw:layer="layout" svg:width="0.754cm" svg:height="0.811cm" svg:x="17.998cm" svg:y="3.32cm">
              <text:p text:style-name="P8"><text:span text:style-name="T6">z</text:span><text:span text:style-name="T7"> -1</text:span></text:p>
            </draw:rect>
          </draw:g>
          <draw:g>
            <draw:rect draw:style-name="gr202" draw:text-style-name="P19" draw:layer="layout" svg:width="0.753cm" svg:height="0.811cm" svg:x="15.912cm" svg:y="3.32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90" draw:text-style-name="P24" draw:layer="layout" svg:width="0.556cm" svg:height="0.719cm" svg:x="14.97cm" svg:y="3.976cm">
            <draw:text-box>
              <text:p text:style-name="P23"><text:span text:style-name="T13">b</text:span><text:span text:style-name="T15">0</text:span></text:p>
            </draw:text-box>
          </draw:frame>
          <draw:frame draw:style-name="gr158" draw:text-style-name="P24" draw:layer="layout" svg:width="0.374cm" svg:height="0.719cm" svg:x="16.929cm" svg:y="3.961cm">
            <draw:text-box>
              <text:p text:style-name="P23"><text:span text:style-name="T13">b</text:span><text:span text:style-name="T15">1</text:span></text:p>
            </draw:text-box>
          </draw:frame>
          <draw:frame draw:style-name="gr91" draw:text-style-name="P24" draw:layer="layout" svg:width="0.642cm" svg:height="0.719cm" svg:x="18.77cm" svg:y="3.961cm">
            <draw:text-box>
              <text:p text:style-name="P23"><text:span text:style-name="T13">b</text:span><text:span text:style-name="T15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203" draw:text-style-name="P18" draw:layer="layout" svg:width="0.566cm" svg:height="0.566cm" svg:x="17.129cm" svg:y="4.903cm">
              <text:p/>
            </draw:circle>
            <draw:line draw:style-name="gr204" draw:text-style-name="P18" draw:layer="layout" svg:x1="17.263cm" svg:y1="5.187cm" svg:x2="17.563cm" svg:y2="5.187cm">
              <text:p/>
            </draw:line>
            <draw:line draw:style-name="gr205" draw:text-style-name="P18" draw:layer="layout" svg:x1="17.411cm" svg:y1="5.035cm" svg:x2="17.411cm" svg:y2="5.335cm">
              <text:p/>
            </draw:line>
          </draw:g>
          <draw:g>
            <draw:circle draw:style-name="gr206" draw:text-style-name="P18" draw:layer="layout" svg:width="0.566cm" svg:height="0.566cm" svg:x="19.137cm" svg:y="4.903cm">
              <text:p/>
            </draw:circle>
            <draw:line draw:style-name="gr207" draw:text-style-name="P18" draw:layer="layout" svg:x1="19.271cm" svg:y1="5.186cm" svg:x2="19.571cm" svg:y2="5.186cm">
              <text:p/>
            </draw:line>
            <draw:line draw:style-name="gr208" draw:text-style-name="P18" draw:layer="layout" svg:x1="19.42cm" svg:y1="5.034cm" svg:x2="19.42cm" svg:y2="5.334cm">
              <text:p/>
            </draw:line>
          </draw:g>
          <draw:polyline draw:style-name="gr81" draw:text-style-name="P20" draw:layer="layout" svg:width="1.605cm" svg:height="1.378cm" svg:x="15.523cm" svg:y="3.81cm" svg:viewBox="0 0 1606 1379" draw:points="0,0 0,1379 1606,1379">
            <text:p/>
          </draw:polyline>
          <draw:line draw:style-name="gr101" draw:text-style-name="P20" draw:layer="layout" svg:x1="19.141cm" svg:y1="5.189cm" svg:x2="17.695cm" svg:y2="5.189cm">
            <text:p/>
          </draw:line>
          <draw:frame draw:style-name="gr197" draw:text-style-name="P38" draw:layer="layout" svg:width="1.424cm" svg:height="0.776cm" svg:x="17.781cm" svg:y="4.355cm">
            <draw:text-box>
              <text:p><text:span text:style-name="T38">H</text:span><text:span text:style-name="T39">1 </text:span><text:span text:style-name="T40">(</text:span><text:span text:style-name="T38">z</text:span><text:span text:style-name="T40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1" draw:text-style-name="P24" draw:layer="layout" svg:width="0.987cm" svg:height="0.72cm" svg:x="19.662cm" svg:y="4.466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1" draw:text-style-name="P20" draw:layer="layout" svg:x1="20.5cm" svg:y1="5.186cm" svg:x2="19.703cm" svg:y2="5.186cm">
            <text:p/>
          </draw:line>
          <draw:g>
            <draw:circle draw:style-name="gr209" draw:text-style-name="P18" draw:layer="layout" svg:width="0.566cm" svg:height="0.566cm" svg:x="17.129cm" svg:y="2.003cm">
              <text:p/>
            </draw:circle>
            <draw:line draw:style-name="gr210" draw:text-style-name="P18" draw:layer="layout" svg:x1="17.263cm" svg:y1="2.287cm" svg:x2="17.563cm" svg:y2="2.287cm">
              <text:p/>
            </draw:line>
            <draw:line draw:style-name="gr211" draw:text-style-name="P18" draw:layer="layout" svg:x1="17.411cm" svg:y1="2.135cm" svg:x2="17.411cm" svg:y2="2.435cm">
              <text:p/>
            </draw:line>
          </draw:g>
          <draw:line draw:style-name="gr186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2" svg:font-family="'Noto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Christian Münker</meta:initial-creator>
    <meta:creation-date>2011-03-30T15:43:59.33</meta:creation-date>
    <dc:date>2020-04-01T13:14:49.453000000</dc:date>
    <meta:editing-duration>P13DT1H34M15S</meta:editing-duration>
    <meta:editing-cycles>160</meta:editing-cycles>
    <meta:generator>LibreOffice/6.3.5.2$Windows_X86_64 LibreOffice_project/dd0751754f11728f69b42ee2af66670068624673</meta:generator>
    <meta:document-statistic meta:object-count="574"/>
  </office:meta>
</office:document-meta>
</file>

<file path=Object 1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